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Impl.QueryImpl( Session session , ManagerProvider mgrProvider , ItemManager itemMgr , WorkspaceManager wspManager , String statement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Impl.getStoredQuery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Impl.storeAsNode( String abs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eryImpl.ge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Impl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QueryImpl( Session session , ManagerProvider mgrProvider , ItemManager itemMgr , WorkspaceManager wspManager ,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ueryImpl.getNamespace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